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222222" style:font-name="Helvetica" fo:font-size="12pt" fo:letter-spacing="normal" fo:font-style="normal" fo:font-weight="normal" officeooo:rsid="00013c7a" officeooo:paragraph-rsid="00013c7a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222222" style:font-name="Helvetica" fo:font-size="12pt" fo:letter-spacing="normal" fo:font-style="normal" fo:font-weight="normal" officeooo:rsid="00017526" officeooo:paragraph-rsid="00017526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variant="normal" fo:text-transform="none" fo:color="#222222" style:font-name="Helvetica" fo:font-size="12pt" fo:letter-spacing="normal" fo:font-style="normal" fo:font-weight="normal" officeooo:rsid="00017526" officeooo:paragraph-rsid="00017526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variant="normal" fo:text-transform="none" fo:color="#222222" style:font-name="Helvetica" fo:font-size="12pt" fo:letter-spacing="normal" fo:font-style="normal" fo:font-weight="normal" officeooo:rsid="0002acc7" officeooo:paragraph-rsid="000577d0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variant="normal" fo:text-transform="none" fo:color="#222222" style:font-name="Helvetica" fo:font-size="12pt" fo:letter-spacing="normal" fo:font-style="normal" fo:font-weight="normal" officeooo:rsid="0002acc7" officeooo:paragraph-rsid="0007350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end" style:justify-single-word="false"/>
      <style:text-properties fo:font-variant="normal" fo:text-transform="none" fo:color="#222222" style:font-name="Helvetica" fo:font-size="12pt" fo:letter-spacing="normal" fo:font-style="normal" fo:font-weight="normal" officeooo:rsid="0002acc7" officeooo:paragraph-rsid="0007350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222222" style:font-name="Helvetica" fo:font-size="12pt" fo:letter-spacing="normal" fo:font-style="normal" fo:font-weight="normal" officeooo:rsid="0008e5b2" officeooo:paragraph-rsid="0008e5b2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222222" style:font-name="Helvetica" fo:font-size="8pt" fo:letter-spacing="normal" fo:font-style="normal" fo:font-weight="normal" officeooo:rsid="0002acc7" officeooo:paragraph-rsid="00073506" style:font-size-asian="8pt" style:font-weight-asian="normal" style:font-size-complex="8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222222" style:font-name="Helvetica" fo:font-size="8pt" fo:letter-spacing="normal" fo:font-style="normal" fo:font-weight="normal" officeooo:rsid="00073506" officeooo:paragraph-rsid="00073506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Helvetica" fo:font-size="18pt" fo:font-weight="normal" officeooo:rsid="00013c7a" officeooo:paragraph-rsid="00013c7a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Helvetica" fo:font-size="16pt" fo:font-weight="normal" officeooo:rsid="00013c7a" officeooo:paragraph-rsid="00013c7a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fo:color="#222222" style:font-name="Helvetica" fo:font-size="14pt" fo:letter-spacing="normal" fo:font-style="normal" fo:font-weight="normal" officeooo:rsid="00013c7a" officeooo:paragraph-rsid="00013c7a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variant="normal" fo:text-transform="none" fo:color="#222222" style:font-name="Helvetica" fo:font-size="12pt" fo:letter-spacing="normal" fo:font-style="normal" fo:font-weight="normal" officeooo:rsid="000577d0" officeooo:paragraph-rsid="00073506" style:font-size-asian="12pt" style:font-weight-asian="normal" style:font-size-complex="12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73506"/>
    </style:style>
    <style:style style:name="T3" style:family="text">
      <style:text-properties officeooo:rsid="000577d0"/>
    </style:style>
    <style:style style:name="T4" style:family="text">
      <style:text-properties officeooo:rsid="00073506"/>
    </style:style>
    <style:style style:name="T5" style:family="text">
      <style:text-properties officeooo:rsid="0008e5b2"/>
    </style:style>
    <style:style style:name="T6" style:family="text">
      <style:text-properties officeooo:rsid="000a8e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rgentine Republic</text:p>
      <text:p text:style-name="P10"/>
      <text:p text:style-name="P11">University of Buenos Aires</text:p>
      <text:p text:style-name="P12">Faculty of Exact and Natural Sciences</text:p>
      <text:p text:style-name="P1"/>
      <text:p text:style-name="P2">The Rector of the University <text:s/>and the Dean of the Faculty</text:p>
      <text:p text:style-name="P3"/>
      <text:p text:style-name="P4"><text:span text:style-name="T5">Considering that </text:span>Kevin Speyer born in the city of Buenos Aires, has finalized on the 28<text:span text:style-name="T1">th</text:span> of march of 2014 the studies corresponding to <text:span text:style-name="T3">L</text:span>icentiate* in Physical Sciences.</text:p>
      <text:p text:style-name="P13">Therefore, according to the current norms in this University, <text:span text:style-name="T6">we </text:span>confer him the present degree of Licentiate* in Physical Sciences</text:p>
      <text:p text:style-name="P5"/>
      <text:p text:style-name="P6"><text:span text:style-name="T4">Buenos Aires, 11</text:span><text:span text:style-name="T2">th</text:span><text:span text:style-name="T4"> <text:s/>May of 2015<text:tab/></text:span></text:p>
      <text:p text:style-name="P6"/>
      <text:p text:style-name="P6"/>
      <text:p text:style-name="P6"/>
      <text:p text:style-name="P6"/>
      <text:p text:style-name="P6"/>
      <text:p text:style-name="P8"><text:span text:style-name="T4">Dr. Ines Camillon <text:s text:c="14"/>Dr. Juan Carlos Reboreda <text:s text:c="37"/>Alberto E. Barbieri <text:s text:c="26"/>Maria Catalina Nosiglia</text:span> </text:p>
      <text:p text:style-name="P9">Academic Secretary <text:s text:c="25"/>Dean <text:s text:c="61"/>Rector <text:s text:c="33"/>Secretary of Academic Affairs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>* Translator's Note: The Licentiate Grade is equivalent to a MS degre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Speyer</meta:initial-creator>
    <meta:creation-date>2017-11-24T12:02:27.431137064</meta:creation-date>
    <dc:date>2017-11-30T16:37:56.826527840</dc:date>
    <dc:creator>Kevin Speyer</dc:creator>
    <meta:editing-duration>PT3H8M54S</meta:editing-duration>
    <meta:editing-cycles>9</meta:editing-cycles>
    <meta:generator>LibreOffice/4.2.8.2$Linux_X86_64 LibreOffice_project/420$Build-2</meta:generator>
    <meta:document-statistic meta:table-count="0" meta:image-count="0" meta:object-count="0" meta:page-count="1" meta:paragraph-count="10" meta:word-count="110" meta:character-count="883" meta:non-whitespace-character-count="583"/>
  </office:meta>
</office:document-meta>
</file>